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8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8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8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9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3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4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5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6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7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8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9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0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1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2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3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4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5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6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7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8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9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40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41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42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43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44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45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46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47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48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49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52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53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54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55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56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57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58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59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60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61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62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63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64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65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66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67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68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69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70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7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81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82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83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84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85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86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87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88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89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90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91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92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93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94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9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06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07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08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09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10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11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12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13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14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15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16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17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18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19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2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1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22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23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2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5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26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27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28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29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30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3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3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33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34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35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36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37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38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39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40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41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4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4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4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45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46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47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48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49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50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51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52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53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54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55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56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57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58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59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60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61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62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63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64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65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66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67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68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69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70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71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72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73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74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75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76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77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78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79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80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81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82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83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84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85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86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87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88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89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90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91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92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93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94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95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96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97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98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199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00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01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02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03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04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05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06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07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08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09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10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11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12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13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14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15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16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17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1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9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20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2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22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23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24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25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26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27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28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29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30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31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32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33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34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35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36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37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38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39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40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41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42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43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44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45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46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47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48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49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50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51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52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53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54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55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56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57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58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59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60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61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62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63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64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65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66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67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68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69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70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71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72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7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74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75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76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77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78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79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80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81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82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83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84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85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86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87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88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89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90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91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92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93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94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95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96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97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98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299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00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01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02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30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304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305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06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07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08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09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10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11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12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13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14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15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16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17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18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19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20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21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22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23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24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25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26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27" style:family="text">
      <style:text-properties fo:font-size="10.00pt" fo:font-weight="normal" fo:font-family="'Arial MT'" style:font-family-asian="'Arial MT'" style:font-family-complex="'Arial MT'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left="7.05pt" fo:text-indent="0.00pt" fo:margin-top="2.90pt"/>
    </style:style>
    <style:style style:name="P2" style:family="paragraph">
      <style:paragraph-properties fo:line-height="100.00%" fo:text-align="left" fo:margin-top="14.95pt"/>
    </style:style>
    <style:style style:name="P3" style:family="paragraph">
      <style:paragraph-properties fo:line-height="100.00%" fo:text-align="left" fo:margin-left="6.00pt" fo:text-indent="0.00pt"/>
    </style:style>
    <style:style style:name="P4" style:family="paragraph">
      <style:paragraph-properties fo:line-height="100.00%" fo:text-align="left" fo:margin-left="6.00pt" fo:text-indent="0.00pt" fo:margin-top="13.65pt"/>
    </style:style>
    <text:list-style style:name="L5">
      <text:list-level-style-bullet text:level="1" text:bullet-char="•">
        <style:list-level-properties text:space-before="6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left="-2.45pt" fo:text-indent="2.45pt">
        <style:tab-stops>
          <style:tab-stop style:position="0.00pt"/>
        </style:tab-stops>
      </style:paragraph-properties>
    </style:style>
    <style:style style:name="P6" style:family="paragraph">
      <style:paragraph-properties fo:line-height="100.00%" fo:text-align="left">
        <style:tab-stops>
          <style:tab-stop style:position="21.55pt"/>
        </style:tab-stops>
      </style:paragraph-properties>
    </style:style>
    <style:style style:name="P7" style:family="paragraph">
      <style:paragraph-properties fo:line-height="100.00%" fo:text-align="left" fo:margin-left="6.00pt" fo:text-indent="0.00pt" fo:margin-top="6.50pt"/>
    </style:style>
    <style:style style:name="P8" style:family="paragraph">
      <style:paragraph-properties fo:line-height="100.00%" fo:text-align="left" fo:margin-left="6.00pt" fo:text-indent="0.00pt" fo:margin-right="12.90pt" fo:margin-top="0.50p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top="1.45pt"/>
    </style:style>
    <text:list-style style:name="L11">
      <text:list-level-style-bullet text:level="1" text:bullet-char="•">
        <style:list-level-properties text:space-before="6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left="-2.45pt" fo:text-indent="2.45pt">
        <style:tab-stops>
          <style:tab-stop style:position="0.00pt"/>
        </style:tab-stops>
      </style:paragraph-properties>
    </style:style>
    <style:style style:name="P12" style:family="paragraph">
      <style:paragraph-properties fo:line-height="100.00%" fo:text-align="left" fo:margin-left="-11.75pt" fo:text-indent="11.75pt" fo:margin-top="7.65pt">
        <style:tab-stops>
          <style:tab-stop style:position="0.00pt"/>
        </style:tab-stops>
      </style:paragraph-properties>
    </style:style>
    <style:style style:name="P13" style:family="paragraph">
      <style:paragraph-properties fo:line-height="100.00%" fo:text-align="left" fo:margin-left="-11.75pt" fo:text-indent="11.75pt" fo:margin-top="0.50pt">
        <style:tab-stops>
          <style:tab-stop style:position="0.00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top="1.75pt"/>
    </style:style>
    <text:list-style style:name="L16">
      <text:list-level-style-bullet text:level="1" text:bullet-char="•">
        <style:list-level-properties text:space-before="6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left="-2.45pt" fo:text-indent="2.45pt">
        <style:tab-stops>
          <style:tab-stop style:position="0.00pt"/>
        </style:tab-stops>
      </style:paragraph-properties>
    </style:style>
    <style:style style:name="P17" style:family="paragraph">
      <style:paragraph-properties fo:line-height="100.00%" fo:text-align="left" fo:margin-left="6.00pt" fo:text-indent="0.00pt" fo:margin-right="12.90pt" fo:margin-top="7.65pt"/>
    </style:style>
    <style:style style:name="P18" style:family="paragraph">
      <style:paragraph-properties fo:line-height="100.00%" fo:text-align="left" fo:margin-left="6.00pt" fo:text-indent="0.00pt" fo:margin-top="0.10pt"/>
    </style:style>
    <style:style style:name="P19" style:family="paragraph">
      <style:paragraph-properties fo:line-height="100.00%" fo:text-align="left" fo:margin-left="6.00pt" fo:text-indent="0.00pt" fo:margin-top="0.10pt"/>
    </style:style>
    <style:style style:name="P20" style:family="paragraph">
      <style:paragraph-properties fo:line-height="100.00%" fo:text-align="left" fo:margin-left="6.00pt" fo:text-indent="0.00pt" fo:margin-top="0.50p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top="1.75pt"/>
    </style:style>
    <text:list-style style:name="L23">
      <text:list-level-style-bullet text:level="1" text:bullet-char="•">
        <style:list-level-properties text:space-before="6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left" fo:margin-left="-2.45pt" fo:text-indent="2.45pt">
        <style:tab-stops>
          <style:tab-stop style:position="0.00pt"/>
        </style:tab-stops>
      </style:paragraph-properties>
    </style:style>
    <style:style style:name="P24" style:family="paragraph">
      <style:paragraph-properties fo:line-height="100.00%" fo:text-align="left" fo:margin-left="6.00pt" fo:text-indent="0.00pt" fo:margin-top="7.65pt"/>
    </style:style>
    <text:list-style style:name="L25">
      <text:list-level-style-bullet text:level="1" text:bullet-char="•">
        <style:list-level-properties text:space-before="6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left" fo:margin-left="-11.75pt" fo:text-indent="11.75pt" fo:margin-top="0.50pt">
        <style:tab-stops>
          <style:tab-stop style:position="0.00pt"/>
        </style:tab-stops>
      </style:paragraph-properties>
    </style:style>
    <style:style style:name="P26" style:family="paragraph">
      <style:paragraph-properties fo:line-height="100.00%" fo:text-align="left" fo:margin-left="6.00pt" fo:text-indent="0.00pt" fo:margin-top="6.50pt"/>
    </style:style>
    <text:list-style style:name="L27">
      <text:list-level-style-bullet text:level="1" text:bullet-char="•">
        <style:list-level-properties text:space-before="6.00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left" fo:margin-left="-11.75pt" fo:text-indent="11.75pt" fo:margin-top="0.50pt">
        <style:tab-stops>
          <style:tab-stop style:position="0.00pt"/>
        </style:tab-stops>
      </style:paragraph-properties>
    </style:style>
    <style:style style:name="P28" style:family="paragraph">
      <style:paragraph-properties fo:line-height="100.00%" fo:text-align="left" fo:margin-left="12.25pt" fo:text-indent="-6.25pt" fo:margin-top="0.50pt"/>
    </style:style>
    <text:list-style style:name="L29">
      <text:list-level-style-bullet text:level="1" text:bullet-char="•">
        <style:list-level-properties text:space-before="6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left="-11.75pt" fo:text-indent="11.75pt" fo:margin-top="3.40pt">
        <style:tab-stops>
          <style:tab-stop style:position="0.00pt"/>
        </style:tab-stops>
      </style:paragraph-properties>
    </style:style>
    <style:style style:name="P30" style:family="paragraph">
      <style:paragraph-properties fo:line-height="100.00%" fo:text-align="left" fo:margin-left="-11.75pt" fo:text-indent="11.75pt" fo:margin-top="0.50pt">
        <style:tab-stops>
          <style:tab-stop style:position="0.00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top="1.75pt"/>
    </style:style>
    <text:list-style style:name="L33">
      <text:list-level-style-bullet text:level="1" text:bullet-char="•">
        <style:list-level-properties text:space-before="6.00pt" text:min-label-width="18.00pt"/>
        <style:text-properties fo:font-family="Symbol"/>
      </text:list-level-style-bullet>
    </text:list-style>
    <style:style style:name="P33" style:family="paragraph">
      <style:paragraph-properties fo:line-height="100.00%" fo:text-align="left" fo:margin-left="-2.45pt" fo:text-indent="2.45pt">
        <style:tab-stops>
          <style:tab-stop style:position="0.00pt"/>
        </style:tab-stops>
      </style:paragraph-properties>
    </style:style>
    <style:style style:name="P34" style:family="paragraph">
      <style:paragraph-properties fo:line-height="100.00%" fo:text-align="left" fo:margin-left="6.00pt" fo:text-indent="0.00pt" fo:margin-right="2.80pt" fo:margin-top="7.65pt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top="1.35pt"/>
    </style:style>
    <text:list-style style:name="L37">
      <text:list-level-style-bullet text:level="1" text:bullet-char="•">
        <style:list-level-properties text:space-before="6.00pt" text:min-label-width="18.00pt"/>
        <style:text-properties fo:font-family="Symbol"/>
      </text:list-level-style-bullet>
    </text:list-style>
    <style:style style:name="P37" style:family="paragraph">
      <style:paragraph-properties fo:line-height="100.00%" fo:text-align="left" fo:margin-left="-2.45pt" fo:text-indent="2.45pt">
        <style:tab-stops>
          <style:tab-stop style:position="0.00pt"/>
        </style:tab-stops>
      </style:paragraph-properties>
    </style:style>
    <style:style style:name="P38" style:family="paragraph">
      <style:paragraph-properties fo:line-height="100.00%" fo:text-align="left" fo:margin-left="6.00pt" fo:text-indent="0.00pt" fo:margin-top="7.65pt"/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top="1.30pt"/>
    </style:style>
    <text:list-style style:name="L41">
      <text:list-level-style-bullet text:level="1" text:bullet-char="•">
        <style:list-level-properties text:space-before="6.00pt" text:min-label-width="18.00pt"/>
        <style:text-properties fo:font-family="Symbol"/>
      </text:list-level-style-bullet>
    </text:list-style>
    <style:style style:name="P41" style:family="paragraph">
      <style:paragraph-properties fo:line-height="100.00%" fo:text-align="left" fo:margin-left="-2.45pt" fo:text-indent="2.45pt" fo:margin-top="0.05pt">
        <style:tab-stops>
          <style:tab-stop style:position="0.00pt"/>
        </style:tab-stops>
      </style:paragraph-properties>
    </style:style>
    <style:style style:name="P42" style:family="paragraph">
      <style:paragraph-properties fo:line-height="100.00%" fo:text-align="left" fo:margin-left="6.00pt" fo:text-indent="0.00pt" fo:margin-top="7.65pt"/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top="1.30pt"/>
    </style:style>
    <text:list-style style:name="L45">
      <text:list-level-style-bullet text:level="1" text:bullet-char="•">
        <style:list-level-properties text:space-before="6.00pt" text:min-label-width="18.00pt"/>
        <style:text-properties fo:font-family="Symbol"/>
      </text:list-level-style-bullet>
    </text:list-style>
    <style:style style:name="P45" style:family="paragraph">
      <style:paragraph-properties fo:line-height="100.00%" fo:text-align="left" fo:margin-left="-2.45pt" fo:text-indent="2.45pt">
        <style:tab-stops>
          <style:tab-stop style:position="0.00pt"/>
        </style:tab-stops>
      </style:paragraph-properties>
    </style:style>
    <style:style style:name="P46" style:family="paragraph">
      <style:paragraph-properties fo:line-height="100.00%" fo:text-align="left" fo:margin-left="6.00pt" fo:text-indent="0.00pt" fo:margin-top="7.65pt"/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top="1.35pt"/>
    </style:style>
    <text:list-style style:name="L49">
      <text:list-level-style-bullet text:level="1" text:bullet-char="•">
        <style:list-level-properties text:space-before="6.00pt" text:min-label-width="18.00pt"/>
        <style:text-properties fo:font-family="Symbol"/>
      </text:list-level-style-bullet>
    </text:list-style>
    <style:style style:name="P49" style:family="paragraph">
      <style:paragraph-properties fo:line-height="100.00%" fo:text-align="left" fo:margin-left="-2.45pt" fo:text-indent="2.45pt">
        <style:tab-stops>
          <style:tab-stop style:position="0.00pt"/>
        </style:tab-stops>
      </style:paragraph-properties>
    </style:style>
    <style:style style:name="P50" style:family="paragraph">
      <style:paragraph-properties fo:line-height="100.00%" fo:text-align="left" fo:margin-left="6.00pt" fo:text-indent="0.00pt" fo:margin-right="12.90pt" fo:margin-top="7.65pt"/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top="1.35pt"/>
    </style:style>
    <text:list-style style:name="L53">
      <text:list-level-style-bullet text:level="1" text:bullet-char="•">
        <style:list-level-properties text:space-before="6.00pt" text:min-label-width="18.00pt"/>
        <style:text-properties fo:font-family="Symbol"/>
      </text:list-level-style-bullet>
    </text:list-style>
    <style:style style:name="P53" style:family="paragraph">
      <style:paragraph-properties fo:line-height="100.00%" fo:text-align="left" fo:margin-left="5.35pt" fo:text-indent="-5.35pt">
        <style:tab-stops>
          <style:tab-stop style:position="0.00pt"/>
        </style:tab-stops>
      </style:paragraph-properties>
    </style:style>
    <style:style style:name="P54" style:family="paragraph">
      <style:paragraph-properties fo:line-height="100.00%" fo:text-align="left" fo:margin-left="6.00pt" fo:text-indent="0.00pt" fo:margin-right="13.45pt" fo:margin-top="7.65pt"/>
    </style:style>
    <style:style style:name="P5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EduTutor AI with<text:s/></text:span><text:span text:style-name="T2">IBM</text:span><text:span text:style-name="T3"/></text:p>
      <text:p text:style-name="P2"><text:span text:style-name="T4"/></text:p>
      <text:p text:style-name="P3"><text:span text:style-name="T4">Team<text:s/></text:span><text:span text:style-name="T5">Members:</text:span></text:p>
      <text:p text:style-name="P4"><text:span text:style-name="T6">Project Title:<text:s/></text:span><text:span text:style-name="T7">EduTutor AI with<text:s/></text:span><text:span text:style-name="T8">IBM</text:span><text:span text:style-name="T9"/></text:p>
      <text:list text:style-name="L5">
        <text:list-item>
          <text:p text:style-name="P5"><text:span text:style-name="T10">MANJURI S</text:span><text:span text:style-name="T11"/></text:p>
        </text:list-item>
        <text:list-item>
          <text:p text:style-name="P5"><text:span text:style-name="T12">MELVINA<text:s text:c="2"/>A</text:span><text:span text:style-name="T13"/></text:p>
        </text:list-item>
        <text:list-item>
          <text:p text:style-name="P5"><text:span text:style-name="T14">MELVIN JOSE V S</text:span><text:span text:style-name="T15"/></text:p>
        </text:list-item>
        <text:list-item>
          <text:p text:style-name="P5"><text:span text:style-name="T16">MOHANA PRIYA R T</text:span><text:span text:style-name="T17"/></text:p>
        </text:list-item>
      </text:list>
      <text:p text:style-name="P6"><text:span text:style-name="T18">Introduction:</text:span><text:span text:style-name="T19"/></text:p>
      <text:p text:style-name="P7"><text:span text:style-name="T20">Purpose:</text:span><text:span text:style-name="T21"/></text:p>
      <text:p text:style-name="P8"><text:span text:style-name="T22">The purpose of EduTutor AI with IBM is to provide an intelligent educational assistant that supports learners</text:span><text:span text:style-name="T23"><text:s/></text:span><text:span text:style-name="T24">and</text:span><text:span text:style-name="T25"><text:s/></text:span><text:span text:style-name="T26">educators</text:span><text:span text:style-name="T27"><text:s/></text:span><text:span text:style-name="T28">in</text:span><text:span text:style-name="T29"><text:s/></text:span><text:span text:style-name="T30">optimizing</text:span><text:span text:style-name="T31"><text:s/></text:span><text:span text:style-name="T32">the</text:span><text:span text:style-name="T33"><text:s/></text:span><text:span text:style-name="T34">learning</text:span><text:span text:style-name="T35"><text:s/></text:span><text:span text:style-name="T36">experience.</text:span><text:span text:style-name="T37"><text:s/></text:span><text:span text:style-name="T38">By</text:span><text:span text:style-name="T39"><text:s/></text:span><text:span text:style-name="T40">leveraging</text:span><text:span text:style-name="T41"><text:s/></text:span><text:span text:style-name="T42">AI,</text:span><text:span text:style-name="T43"><text:s/></text:span><text:span text:style-name="T44">real-time</text:span><text:span text:style-name="T45"><text:s/></text:span><text:span text:style-name="T46">feedback,</text:span><text:span text:style-name="T47"><text:s/></text:span><text:span text:style-name="T48">and data-driven recommendations, EduTutor AI helps students improve their academic performance while offering personalized guidance.</text:span></text:p>
      <text:p text:style-name="P9"><text:span text:style-name="T48"/></text:p>
      <text:p text:style-name="P10"><text:span text:style-name="T48"/></text:p>
      <text:list text:style-name="L11">
        <text:list-item>
          <text:p text:style-name="P11"><text:span text:style-name="T49">Features:</text:span><text:span text:style-name="T50"/></text:p>
        </text:list-item>
        <text:list-item>
          <text:p text:style-name="P12"><text:span text:style-name="T51">Conversational Interface for natural<text:s/></text:span><text:span text:style-name="T52">interaction</text:span><text:span text:style-name="T53"/></text:p>
        </text:list-item>
        <text:list-item>
          <text:p text:style-name="P13"><text:span text:style-name="T53">Content Summarization for quick<text:s/></text:span><text:span text:style-name="T54">learning</text:span><text:span text:style-name="T55"/></text:p>
        </text:list-item>
        <text:list-item>
          <text:p text:style-name="P13"><text:span text:style-name="T55">Performance Forecasting using<text:s/></text:span><text:span text:style-name="T56">data</text:span><text:span text:style-name="T57"/></text:p>
        </text:list-item>
        <text:list-item>
          <text:p text:style-name="P13"><text:span text:style-name="T57">Quiz Generator for<text:s/></text:span><text:span text:style-name="T58">practice</text:span><text:span text:style-name="T59"/></text:p>
        </text:list-item>
        <text:list-item>
          <text:p text:style-name="P13"><text:span text:style-name="T59">Study Tips Generator personalized for<text:s/></text:span><text:span text:style-name="T60">users</text:span><text:span text:style-name="T61"/></text:p>
        </text:list-item>
        <text:list-item>
          <text:p text:style-name="P13"><text:span text:style-name="T61">Feedback System for interactive<text:s/></text:span><text:span text:style-name="T62">improvement</text:span><text:span text:style-name="T63"/></text:p>
        </text:list-item>
        <text:list-item>
          <text:p text:style-name="P13"><text:span text:style-name="T63">Resource Recommendations aligned with<text:s/></text:span><text:span text:style-name="T64">content</text:span><text:span text:style-name="T65"/></text:p>
        </text:list-item>
        <text:list-item>
          <text:p text:style-name="P13"><text:span text:style-name="T65">Multimodal Input Support for diverse<text:s/></text:span><text:span text:style-name="T66">formats</text:span><text:span text:style-name="T67"/></text:p>
        </text:list-item>
        <text:list-item>
          <text:p text:style-name="P13"><text:span text:style-name="T67">User-Friendly<text:s/></text:span><text:span text:style-name="T68">Dashboard</text:span><text:span text:style-name="T69"/></text:p>
        </text:list-item>
      </text:list>
      <text:p text:style-name="P14"><text:span text:style-name="T69"/></text:p>
      <text:p text:style-name="P15"><text:span text:style-name="T69"/></text:p>
      <text:list text:style-name="L16">
        <text:list-item>
          <text:p text:style-name="P16"><text:span text:style-name="T70">Architecture:</text:span><text:span text:style-name="T71"/></text:p>
        </text:list-item>
      </text:list>
      <text:p text:style-name="P17"><text:span text:style-name="T72">Frontend (Streamlit):<text:s/></text:span><text:span text:style-name="T73">Interactive UI with dashboards, file uploads, chat, reports, and feedback forms.<text:s/></text:span><text:span text:style-name="T74">Backend</text:span><text:span text:style-name="T75"><text:s/></text:span><text:span text:style-name="T76">(Fast</text:span><text:span text:style-name="T77"><text:s/></text:span><text:span text:style-name="T78">API):</text:span><text:span text:style-name="T79"><text:s/></text:span><text:span text:style-name="T80">API</text:span><text:span text:style-name="T81"><text:s/></text:span><text:span text:style-name="T82">endpoints</text:span><text:span text:style-name="T83"><text:s/></text:span><text:span text:style-name="T84">for</text:span><text:span text:style-name="T85"><text:s/></text:span><text:span text:style-name="T86">document</text:span><text:span text:style-name="T87"><text:s/></text:span><text:span text:style-name="T88">summarization,</text:span><text:span text:style-name="T89"><text:s/></text:span><text:span text:style-name="T90">quizzes,</text:span><text:span text:style-name="T91"><text:s/></text:span><text:span text:style-name="T92">learning</text:span><text:span text:style-name="T93"><text:s/></text:span><text:span text:style-name="T94">recommendations, and user interaction.</text:span></text:p>
      <text:p text:style-name="P18"><text:span text:style-name="T95">LLM</text:span><text:span text:style-name="T96"><text:s/></text:span><text:span text:style-name="T97">Integration</text:span><text:span text:style-name="T98"><text:s/></text:span><text:span text:style-name="T99">(IBM</text:span><text:span text:style-name="T100"><text:s/></text:span><text:span text:style-name="T101">Watsonx</text:span><text:span text:style-name="T102"><text:s/></text:span><text:span text:style-name="T103">Granite):</text:span><text:span text:style-name="T104"><text:s/></text:span><text:span text:style-name="T105">Natural</text:span><text:span text:style-name="T106"><text:s/></text:span><text:span text:style-name="T107">language</text:span><text:span text:style-name="T108"><text:s/></text:span><text:span text:style-name="T109">understanding</text:span><text:span text:style-name="T110"><text:s/></text:span><text:span text:style-name="T111">for</text:span><text:span text:style-name="T112"><text:s/></text:span><text:span text:style-name="T113">content</text:span><text:span text:style-name="T114"><text:s/></text:span><text:span text:style-name="T115">generation</text:span><text:span text:style-name="T116"><text:s/></text:span><text:span text:style-name="T117">and<text:s/></text:span><text:span text:style-name="T118">summarization.</text:span><text:span text:style-name="T119"/></text:p>
      <text:p text:style-name="P19"><text:span text:style-name="T120">Vector Search (Pinecone):<text:s/></text:span><text:span text:style-name="T121">Semantic search across educational documents using<text:s/></text:span><text:span text:style-name="T122">embeddings.</text:span><text:span text:style-name="T123"/></text:p>
      <text:p text:style-name="P20"><text:span text:style-name="T124">ML Modules:<text:s/></text:span><text:span text:style-name="T125">Prediction models for academic forecasting and anomaly detection using Scikit-</text:span><text:span text:style-name="T126">learn.</text:span><text:span text:style-name="T127"/></text:p>
      <text:p text:style-name="P21"><text:span text:style-name="T127"/></text:p>
      <text:p text:style-name="P22"><text:span text:style-name="T127"/></text:p>
      <text:list text:style-name="L23">
        <text:list-item>
          <text:p text:style-name="P23"><text:span text:style-name="T128">Setup<text:s/></text:span><text:span text:style-name="T129">Instructions:</text:span><text:span text:style-name="T130"/></text:p>
        </text:list-item>
      </text:list>
      <text:p text:style-name="P24"><text:span text:style-name="T131">Prerequisites:</text:span><text:span text:style-name="T132"/></text:p>
      <text:list text:style-name="L25">
        <text:list-item>
          <text:p text:style-name="P25"><text:span text:style-name="T133">Python 3.9 or<text:s/></text:span><text:span text:style-name="T134">later</text:span><text:span text:style-name="T135"/></text:p>
        </text:list-item>
        <text:list-item>
          <text:p text:style-name="P25"><text:span text:style-name="T135">pip and virtual environment<text:s/></text:span><text:span text:style-name="T136">tools</text:span><text:span text:style-name="T137"/></text:p>
        </text:list-item>
        <text:list-item>
          <text:p text:style-name="P25"><text:span text:style-name="T137">API keys for IBM Watsonx and<text:s/></text:span><text:span text:style-name="T138">Pinecone</text:span><text:span text:style-name="T139"/></text:p>
        </text:list-item>
        <text:list-item>
          <text:p text:style-name="P25"><text:span text:style-name="T139">Internet<text:s/></text:span><text:span text:style-name="T140">access</text:span><text:span text:style-name="T141"/></text:p>
        </text:list-item>
      </text:list>
      <text:p text:style-name="P26"><text:span text:style-name="T142">Installation<text:s/></text:span><text:span text:style-name="T143">Process:</text:span><text:span text:style-name="T144"/></text:p>
      <text:list text:style-name="L27">
        <text:list-item>
          <text:p text:style-name="P27"><text:span text:style-name="T145">Clone the<text:s/></text:span><text:span text:style-name="T146">repository</text:span><text:span text:style-name="T147"/></text:p>
        </text:list-item>
        <text:list-item>
          <text:p text:style-name="P27"><text:span text:style-name="T147">Install dependencies from<text:s/></text:span><text:span text:style-name="T148">requirements.txt</text:span><text:span text:style-name="T149"/></text:p>
        </text:list-item>
        <text:list-item>
          <text:p text:style-name="P27"><text:span text:style-name="T149">Configure credentials in a .env<text:s/></text:span><text:span text:style-name="T150">file</text:span><text:span text:style-name="T151"/></text:p>
        </text:list-item>
      </text:list>
      <text:p text:style-name="P28"><text:span text:style-name="T151"/></text:p>
      <text:list text:style-name="L29">
        <text:list-item>
          <text:p text:style-name="P29"><text:span text:style-name="T151">Run the backend server using<text:s/></text:span><text:span text:style-name="T152">FastAPI</text:span><text:span text:style-name="T153"/></text:p>
        </text:list-item>
        <text:list-item>
          <text:p text:style-name="P30"><text:span text:style-name="T153">Launch the frontend via<text:s/></text:span><text:span text:style-name="T154">Streamlit</text:span><text:span text:style-name="T155"/></text:p>
        </text:list-item>
        <text:list-item>
          <text:p text:style-name="P30"><text:span text:style-name="T155">Upload learning materials and start<text:s/></text:span><text:span text:style-name="T156">interacting</text:span><text:span text:style-name="T157"/></text:p>
        </text:list-item>
      </text:list>
      <text:p text:style-name="P31"><text:span text:style-name="T157"/></text:p>
      <text:p text:style-name="P32"><text:span text:style-name="T157"/></text:p>
      <text:list text:style-name="L33">
        <text:list-item>
          <text:p text:style-name="P33"><text:span text:style-name="T158">Running the<text:s/></text:span><text:span text:style-name="T159">Application:</text:span><text:span text:style-name="T160"/></text:p>
        </text:list-item>
      </text:list>
      <text:p text:style-name="P34"><text:span text:style-name="T161">Start</text:span><text:span text:style-name="T162"><text:s/></text:span><text:span text:style-name="T163">the</text:span><text:span text:style-name="T164"><text:s/></text:span><text:span text:style-name="T165">FastAPI</text:span><text:span text:style-name="T166"><text:s/></text:span><text:span text:style-name="T167">server,</text:span><text:span text:style-name="T168"><text:s/></text:span><text:span text:style-name="T169">launch</text:span><text:span text:style-name="T170"><text:s/></text:span><text:span text:style-name="T171">the</text:span><text:span text:style-name="T172"><text:s/></text:span><text:span text:style-name="T173">Streamlit</text:span><text:span text:style-name="T174"><text:s/></text:span><text:span text:style-name="T175">interface,</text:span><text:span text:style-name="T176"><text:s/></text:span><text:span text:style-name="T177">upload</text:span><text:span text:style-name="T178"><text:s/></text:span><text:span text:style-name="T179">content,</text:span><text:span text:style-name="T180"><text:s/></text:span><text:span text:style-name="T181">and</text:span><text:span text:style-name="T182"><text:s/></text:span><text:span text:style-name="T183">use</text:span><text:span text:style-name="T184"><text:s/></text:span><text:span text:style-name="T185">the</text:span><text:span text:style-name="T186"><text:s/></text:span><text:span text:style-name="T187">features</text:span><text:span text:style-name="T188"><text:s/></text:span><text:span text:style-name="T189">in</text:span><text:span text:style-name="T190"><text:s/></text:span><text:span text:style-name="T191">real</text:span><text:span text:style-name="T192"><text:s/></text:span><text:span text:style-name="T193">time to access educational tools and resources.</text:span></text:p>
      <text:p text:style-name="P35"><text:span text:style-name="T193"/></text:p>
      <text:p text:style-name="P36"><text:span text:style-name="T193"/></text:p>
      <text:list text:style-name="L37">
        <text:list-item>
          <text:p text:style-name="P37"><text:span text:style-name="T194">API<text:s/></text:span><text:span text:style-name="T195">Documentation:</text:span><text:span text:style-name="T196"/></text:p>
        </text:list-item>
      </text:list>
      <text:p text:style-name="P38"><text:span text:style-name="T197">Available</text:span><text:span text:style-name="T198"><text:s/></text:span><text:span text:style-name="T199">endpoints</text:span><text:span text:style-name="T200"><text:s/></text:span><text:span text:style-name="T201">include</text:span><text:span text:style-name="T202"><text:s/></text:span><text:span text:style-name="T203">querying</text:span><text:span text:style-name="T204"><text:s/></text:span><text:span text:style-name="T205">educational</text:span><text:span text:style-name="T206"><text:s/></text:span><text:span text:style-name="T207">content,</text:span><text:span text:style-name="T208"><text:s/></text:span><text:span text:style-name="T209">uploading</text:span><text:span text:style-name="T210"><text:s/></text:span><text:span text:style-name="T211">documents,</text:span><text:span text:style-name="T212"><text:s/></text:span><text:span text:style-name="T213">fetching</text:span><text:span text:style-name="T214"><text:s/></text:span><text:span text:style-name="T215">summaries,</text:span><text:span text:style-name="T216"><text:s/></text:span><text:span text:style-name="T217">and providing feedback</text:span><text:span text:style-name="T218">—</text:span><text:span text:style-name="T219">all documented via Swagger UI for easy testing and development.</text:span></text:p>
      <text:p text:style-name="P39"><text:span text:style-name="T219"/></text:p>
      <text:p text:style-name="P40"><text:span text:style-name="T219"/></text:p>
      <text:list text:style-name="L41">
        <text:list-item>
          <text:p text:style-name="P41"><text:span text:style-name="T220">Authentication:</text:span><text:span text:style-name="T221"/></text:p>
        </text:list-item>
      </text:list>
      <text:p text:style-name="P42"><text:span text:style-name="T222">The</text:span><text:span text:style-name="T223"><text:s/></text:span><text:span text:style-name="T224">system</text:span><text:span text:style-name="T225"><text:s/></text:span><text:span text:style-name="T226">supports</text:span><text:span text:style-name="T227"><text:s/></text:span><text:span text:style-name="T228">token-based</text:span><text:span text:style-name="T229"><text:s/></text:span><text:span text:style-name="T230">authentication,</text:span><text:span text:style-name="T231"><text:s/></text:span><text:span text:style-name="T232">OAuth2,</text:span><text:span text:style-name="T233"><text:s/></text:span><text:span text:style-name="T234">and</text:span><text:span text:style-name="T235"><text:s/></text:span><text:span text:style-name="T236">role-based</text:span><text:span text:style-name="T237"><text:s/></text:span><text:span text:style-name="T238">access</text:span><text:span text:style-name="T239"><text:s/></text:span><text:span text:style-name="T240">controls</text:span><text:span text:style-name="T241"><text:s/></text:span><text:span text:style-name="T242">to</text:span><text:span text:style-name="T243"><text:s/></text:span><text:span text:style-name="T244">ensure secure usage. Future enhancements will include user session tracking and history logs.</text:span></text:p>
      <text:p text:style-name="P43"><text:span text:style-name="T244"/></text:p>
      <text:p text:style-name="P44"><text:span text:style-name="T244"/></text:p>
      <text:list text:style-name="L45">
        <text:list-item>
          <text:p text:style-name="P45"><text:span text:style-name="T245">User<text:s/></text:span><text:span text:style-name="T246">Interface:</text:span><text:span text:style-name="T247"/></text:p>
        </text:list-item>
      </text:list>
      <text:p text:style-name="P46"><text:span text:style-name="T248">A</text:span><text:span text:style-name="T249"><text:s/></text:span><text:span text:style-name="T250">minimalist</text:span><text:span text:style-name="T251"><text:s/></text:span><text:span text:style-name="T252">and</text:span><text:span text:style-name="T253"><text:s/></text:span><text:span text:style-name="T254">accessible</text:span><text:span text:style-name="T255"><text:s/></text:span><text:span text:style-name="T256">interface</text:span><text:span text:style-name="T257"><text:s/></text:span><text:span text:style-name="T258">designed</text:span><text:span text:style-name="T259"><text:s/></text:span><text:span text:style-name="T260">for</text:span><text:span text:style-name="T261"><text:s/></text:span><text:span text:style-name="T262">non-technical</text:span><text:span text:style-name="T263"><text:s/></text:span><text:span text:style-name="T264">users,</text:span><text:span text:style-name="T265"><text:s/></text:span><text:span text:style-name="T266">with</text:span><text:span text:style-name="T267"><text:s/></text:span><text:span text:style-name="T268">navigation</text:span><text:span text:style-name="T269"><text:s/></text:span><text:span text:style-name="T270">panels,</text:span><text:span text:style-name="T271"><text:s/></text:span><text:span text:style-name="T272">real-time interaction, data visualizations, and intuitive layouts.</text:span></text:p>
      <text:p text:style-name="P47"><text:span text:style-name="T272"/></text:p>
      <text:p text:style-name="P48"><text:span text:style-name="T272"/></text:p>
      <text:list text:style-name="L49">
        <text:list-item>
          <text:p text:style-name="P49"><text:span text:style-name="T273">Testing:</text:span><text:span text:style-name="T274"/></text:p>
        </text:list-item>
      </text:list>
      <text:p text:style-name="P50"><text:span text:style-name="T275">Testing</text:span><text:span text:style-name="T276"><text:s/></text:span><text:span text:style-name="T277">includes</text:span><text:span text:style-name="T278"><text:s/></text:span><text:span text:style-name="T279">unit</text:span><text:span text:style-name="T280"><text:s/></text:span><text:span text:style-name="T281">tests</text:span><text:span text:style-name="T282"><text:s/></text:span><text:span text:style-name="T283">for</text:span><text:span text:style-name="T284"><text:s/></text:span><text:span text:style-name="T285">functions,</text:span><text:span text:style-name="T286"><text:s/></text:span><text:span text:style-name="T287">API</text:span><text:span text:style-name="T288"><text:s/></text:span><text:span text:style-name="T289">validation</text:span><text:span text:style-name="T290"><text:s/></text:span><text:span text:style-name="T291">through</text:span><text:span text:style-name="T292"><text:s/></text:span><text:span text:style-name="T293">Swagger</text:span><text:span text:style-name="T294"><text:s/></text:span><text:span text:style-name="T295">and</text:span><text:span text:style-name="T296"><text:s/></text:span><text:span text:style-name="T297">Postman,</text:span><text:span text:style-name="T298"><text:s/></text:span><text:span text:style-name="T299">and</text:span><text:span text:style-name="T300"><text:s/></text:span><text:span text:style-name="T301">manual reviews to ensure consistency, accuracy, and robustness.</text:span></text:p>
      <text:p text:style-name="P51"><text:span text:style-name="T301"/></text:p>
      <text:p text:style-name="P52"><text:span text:style-name="T301"/></text:p>
      <text:list text:style-name="L53">
        <text:list-item>
          <text:p text:style-name="P53"><text:span text:style-name="T302">Future<text:s/></text:span><text:span text:style-name="T303">Enhancements:</text:span><text:span text:style-name="T304"/></text:p>
        </text:list-item>
      </text:list>
      <text:p text:style-name="P54"><text:span text:style-name="T305">Plans</text:span><text:span text:style-name="T306"><text:s/></text:span><text:span text:style-name="T307">include</text:span><text:span text:style-name="T308"><text:s/></text:span><text:span text:style-name="T309">expanding</text:span><text:span text:style-name="T310"><text:s/></text:span><text:span text:style-name="T311">AI</text:span><text:span text:style-name="T312"><text:s/></text:span><text:span text:style-name="T313">capabilities,</text:span><text:span text:style-name="T314"><text:s/></text:span><text:span text:style-name="T315">integrating</text:span><text:span text:style-name="T316"><text:s/></text:span><text:span text:style-name="T317">more</text:span><text:span text:style-name="T318"><text:s/></text:span><text:span text:style-name="T319">learning</text:span><text:span text:style-name="T320"><text:s/></text:span><text:span text:style-name="T321">analytics,</text:span><text:span text:style-name="T322"><text:s/></text:span><text:span text:style-name="T323">and</text:span><text:span text:style-name="T324"><text:s/></text:span><text:span text:style-name="T325">improving</text:span><text:span text:style-name="T326"><text:s/></text:span><text:span text:style-name="T327">accessibility features for diverse user groups.</text:span></text:p>
      <text:p text:style-name="P55"><text:span text:style-name="T32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